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91pt"/>
    </style:style>
    <style:style style:name="co2" style:family="table-column">
      <style:table-column-properties fo:break-before="auto" style:column-width="50.0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80.65pt"/>
    </style:style>
    <style:style style:name="co5" style:family="table-column">
      <style:table-column-properties fo:break-before="auto" style:column-width="76.2pt"/>
    </style:style>
    <style:style style:name="co6" style:family="table-column">
      <style:table-column-properties fo:break-before="auto" style:column-width="446.85pt"/>
    </style:style>
    <style:style style:name="co7" style:family="table-column">
      <style:table-column-properties fo:break-before="auto" style:column-width="45.1pt"/>
    </style:style>
    <style:style style:name="co8" style:family="table-column">
      <style:table-column-properties fo:break-before="auto" style:column-width="36.2pt"/>
    </style:style>
    <style:style style:name="co9" style:family="table-column">
      <style:table-column-properties fo:break-before="auto" style:column-width="42.86pt"/>
    </style:style>
    <style:style style:name="co10" style:family="table-column">
      <style:table-column-properties fo:break-before="auto" style:column-width="79pt"/>
    </style:style>
    <style:style style:name="co11" style:family="table-column">
      <style:table-column-properties fo:break-before="auto" style:column-width="67.86pt"/>
    </style:style>
    <style:style style:name="co12" style:family="table-column">
      <style:table-column-properties fo:break-before="auto" style:column-width="64.54pt"/>
    </style:style>
    <style:style style:name="co13" style:family="table-column">
      <style:table-column-properties fo:break-before="auto" style:column-width="52.3pt"/>
    </style:style>
    <style:style style:name="co14" style:family="table-column">
      <style:table-column-properties fo:break-before="auto" style:column-width="184pt"/>
    </style:style>
    <style:style style:name="co15" style:family="table-column">
      <style:table-column-properties fo:break-before="auto" style:column-width="67.29pt"/>
    </style:style>
    <style:style style:name="co16" style:family="table-column">
      <style:table-column-properties fo:break-before="auto" style:column-width="57.86pt"/>
    </style:style>
    <style:style style:name="co17" style:family="table-column">
      <style:table-column-properties fo:break-before="auto" style:column-width="29.51pt"/>
    </style:style>
    <style:style style:name="co18" style:family="table-column">
      <style:table-column-properties fo:break-before="auto" style:column-width="100.66pt"/>
    </style:style>
    <style:style style:name="co19" style:family="table-column">
      <style:table-column-properties fo:break-before="auto" style:column-width="51.19pt"/>
    </style:style>
    <style:style style:name="co20" style:family="table-column">
      <style:table-column-properties fo:break-before="auto" style:column-width="42.29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0">
      <style:table-cell-properties fo:background-color="#ffff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 style:data-style-name="N100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realtor_nassau_details_3p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2"/>
        <table:table-column table:style-name="co10" table:default-cell-style-name="ce4"/>
        <table:table-column table:style-name="co11" table:default-cell-style-name="ce2"/>
        <table:table-column table:style-name="co4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4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ays_onmarket</text:p>
          </table:table-cell>
          <table:table-cell office:value-type="string" calcext:value-type="string">
            <text:p>detailslink</text:p>
          </table:table-cell>
          <table:table-cell office:value-type="string" calcext:value-type="string">
            <text:p>floorsize</text:p>
          </table:table-cell>
          <table:table-cell office:value-type="string" calcext:value-type="string">
            <text:p>lotsize</text:p>
          </table:table-cell>
          <table:table-cell office:value-type="string" calcext:value-type="string">
            <text:p>lotunit</text:p>
          </table:table-cell>
          <table:table-cell office:value-type="string" calcext:value-type="string">
            <text:p>onmarket</text:p>
          </table:table-cell>
          <table:table-cell office:value-type="string" calcext:value-type="string">
            <text:p>percent_Nearby</text:p>
          </table:table-cell>
          <table:table-cell office:value-type="string" calcext:value-type="string">
            <text:p>price_change</text:p>
          </table:table-cell>
          <table:table-cell office:value-type="string" calcext:value-type="string">
            <text:p>price_trend</text:p>
          </table:table-cell>
          <table:table-cell office:value-type="string" calcext:value-type="string">
            <text:p>propertyType</text:p>
          </table:table-cell>
          <table:table-cell office:value-type="string" calcext:value-type="string">
            <text:p>propertyid</text:p>
          </table:table-cell>
          <table:table-cell office:value-type="string" calcext:value-type="string">
            <text:p>school_district</text:p>
          </table:table-cell>
          <table:table-cell office:value-type="string" calcext:value-type="string">
            <text:p>soldDate</text:p>
          </table:table-cell>
          <table:table-cell office:value-type="string" calcext:value-type="string">
            <text:p>soldPric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trend_Nearby</text:p>
          </table:table-cell>
          <table:table-cell office:value-type="string" calcext:value-type="string">
            <text:p>year_built</text:p>
          </table:table-cell>
          <table:table-cell office:value-type="string" calcext:value-type="string">
            <text:p>zipcod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ast Rockaway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/realestateandhomes-detail/278-Waverly-Ave_East-Rockaway_NY_11518_M42918-00699</text:p>
          </table:table-cell>
          <table:table-cell office:value-type="float" office:value="2629" calcext:value-type="float">
            <text:p>2629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12.25%</text:p>
          </table:table-cell>
          <table:table-cell table:style-name="ce3" office:value-type="string" calcext:value-type="string">
            <text:p>4.54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291800699" calcext:value-type="float">
            <text:p>4291800699</text:p>
          </table:table-cell>
          <table:table-cell office:value-type="string" calcext:value-type="string">
            <text:p>School District: Lynbrook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715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49" calcext:value-type="float">
            <text:p>1949</text:p>
          </table:table-cell>
          <table:table-cell office:value-type="float" office:value="11518" calcext:value-type="float">
            <text:p>11518</text:p>
          </table:table-cell>
        </table:table-row>
        <table:table-row table:style-name="ro1">
          <table:table-cell office:value-type="string" calcext:value-type="string">
            <text:p>169 Berry Hill Rd</text:p>
          </table:table-cell>
          <table:table-cell table:style-name="ce1" office:value-type="string" calcext:value-type="string">
            <text:p>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osset</text:p>
          </table:table-cell>
          <table:table-cell table:style-name="ce3" office:value-type="string" calcext:value-type="string">
            <text:p>4.40%</text:p>
          </table:table-cell>
          <table:table-cell office:value-type="string" calcext:value-type="string">
            <text:p>/realestateandhomes-detail/169-Berry-Hill-Rd_Syosset_NY_11791_M36874-23570</text:p>
          </table:table-cell>
          <table:table-cell office:value-type="float" office:value="1906" calcext:value-type="float">
            <text:p>190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acres lot</text:p>
          </table:table-cell>
          <table:table-cell office:value-type="string" calcext:value-type="string">
            <text:p>Sold lower than</text:p>
          </table:table-cell>
          <table:table-cell table:style-name="ce5" office:value-type="string" calcext:value-type="string">
            <text:p>4.62%</text:p>
          </table:table-cell>
          <table:table-cell table:style-name="ce3" office:value-type="string" calcext:value-type="string">
            <text:p>$747,450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Single family</text:p>
          </table:table-cell>
          <table:table-cell office:value-type="float" office:value="3687423570" calcext:value-type="float">
            <text:p>3687423570</text:p>
          </table:table-cell>
          <table:table-cell office:value-type="string" calcext:value-type="string">
            <text:p>School Information Not Availabl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782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67" calcext:value-type="float">
            <text:p>1967</text:p>
          </table:table-cell>
          <table:table-cell office:value-type="float" office:value="11791" calcext:value-type="float">
            <text:p>11791</text:p>
          </table:table-cell>
        </table:table-row>
        <table:table-row table:style-name="ro1">
          <table:table-cell office:value-type="string" calcext:value-type="string">
            <text:p>336 Demott A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ville Cent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/realestateandhomes-detail/336-Demott-Ave_Rockville-Centre_NY_11570_M43492-65486</text:p>
          </table:table-cell>
          <table:table-cell office:value-type="float" office:value="3127" calcext:value-type="float">
            <text:p>3127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7.35%</text:p>
          </table:table-cell>
          <table:table-cell table:style-name="ce3" office:value-type="string" calcext:value-type="string">
            <text:p>1.40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349265486" calcext:value-type="float">
            <text:p>4349265486</text:p>
          </table:table-cell>
          <table:table-cell office:value-type="string" calcext:value-type="string">
            <text:p>School District: Rockville Centr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847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61" calcext:value-type="float">
            <text:p>1961</text:p>
          </table:table-cell>
          <table:table-cell office:value-type="float" office:value="11570" calcext:value-type="float">
            <text:p>11570</text:p>
          </table:table-cell>
        </table:table-row>
        <table:table-row table:style-name="ro1">
          <table:table-cell office:value-type="string" calcext:value-type="string">
            <text:p>147 Whitewood Dr</text:p>
          </table:table-cell>
          <table:table-cell table:style-name="ce1" office:value-type="string" calcext:value-type="string">
            <text:p>3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sapequa Par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realestateandhomes-detail/147-Whitewood-Dr_Massapequa-Park_NY_11762_M34877-06457</text:p>
          </table:table-cell>
          <table:table-cell office:value-type="float" office:value="2990" calcext:value-type="float">
            <text:p>299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acres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74.18%</text:p>
          </table:table-cell>
          <table:table-cell table:style-name="ce3" office:value-type="string" calcext:value-type="string">
            <text:p>3.04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487706457" calcext:value-type="float">
            <text:p>3487706457</text:p>
          </table:table-cell>
          <table:table-cell office:value-type="string" calcext:value-type="string">
            <text:p>School District: Massapequa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958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70" calcext:value-type="float">
            <text:p>1970</text:p>
          </table:table-cell>
          <table:table-cell office:value-type="float" office:value="11762" calcext:value-type="float">
            <text:p>11762</text:p>
          </table:table-cell>
        </table:table-row>
        <table:table-row table:style-name="ro1">
          <table:table-cell office:value-type="string" calcext:value-type="string">
            <text:p>197 Glen Cove Rd</text:p>
          </table:table-cell>
          <table:table-cell table:style-name="ce1" office:value-type="string" calcext:value-type="string">
            <text:p>4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en Hea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realestateandhomes-detail/197-Glen-Cove-Rd_Glen-Head_NY_11545_M41593-70960</text:p>
          </table:table-cell>
          <table:table-cell office:value-type="float" office:value="3902" calcext:value-type="float">
            <text:p>390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<text:s/>acres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33.56%</text:p>
          </table:table-cell>
          <table:table-cell table:style-name="ce3" office:value-type="string" calcext:value-type="string">
            <text:p>11.36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159370960" calcext:value-type="float">
            <text:p>4159370960</text:p>
          </table:table-cell>
          <table:table-cell office:value-type="string" calcext:value-type="string">
            <text:p>School District: North Shor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975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30" calcext:value-type="float">
            <text:p>1930</text:p>
          </table:table-cell>
          <table:table-cell office:value-type="float" office:value="11545" calcext:value-type="float">
            <text:p>11545</text:p>
          </table:table-cell>
        </table:table-row>
        <table:table-row table:style-name="ro1">
          <table:table-cell office:value-type="string" calcext:value-type="string">
            <text:p>152 Sutton D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invie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realestateandhomes-detail/152-Sutton-Dr_Plainview_NY_11803_M30283-60855</text:p>
          </table:table-cell>
          <table:table-cell office:value-type="float" office:value="1043" calcext:value-type="float">
            <text:p>1043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24.80%</text:p>
          </table:table-cell>
          <table:table-cell table:style-name="ce3" office:value-type="string" calcext:value-type="string">
            <text:p>2.85%</text:p>
          </table:table-cell>
          <table:table-cell office:value-type="string" calcext:value-type="string">
            <text:p>Sold higher than</text:p>
          </table:table-cell>
          <table:table-cell office:value-type="string" calcext:value-type="string">
            <text:p>Single family</text:p>
          </table:table-cell>
          <table:table-cell office:value-type="float" office:value="3028360855" calcext:value-type="float">
            <text:p>3028360855</text:p>
          </table:table-cell>
          <table:table-cell office:value-type="string" calcext:value-type="string">
            <text:p>School District: Plainview-Old Bethpag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473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58" calcext:value-type="float">
            <text:p>1958</text:p>
          </table:table-cell>
          <table:table-cell office:value-type="float" office:value="11803" calcext:value-type="float">
            <text:p>11803</text:p>
          </table:table-cell>
        </table:table-row>
        <table:table-row table:style-name="ro1">
          <table:table-cell office:value-type="string" calcext:value-type="string">
            <text:p>108 Lakeview Ave</text:p>
          </table:table-cell>
          <table:table-cell table:style-name="ce1"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brook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realestateandhomes-detail/108-Lakeview-Ave_Lynbrook_NY_11563_M45131-83142</text:p>
          </table:table-cell>
          <table:table-cell office:value-type="float" office:value="1028" calcext:value-type="float">
            <text:p>102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8.14%</text:p>
          </table:table-cell>
          <table:table-cell table:style-name="ce3" office:value-type="string" calcext:value-type="string">
            <text:p>7.58%</text:p>
          </table:table-cell>
          <table:table-cell office:value-type="string" calcext:value-type="string">
            <text:p>Sold higher than</text:p>
          </table:table-cell>
          <table:table-cell office:value-type="string" calcext:value-type="string">
            <text:p>Single family</text:p>
          </table:table-cell>
          <table:table-cell office:value-type="float" office:value="4513183142" calcext:value-type="float">
            <text:p>4513183142</text:p>
          </table:table-cell>
          <table:table-cell office:value-type="string" calcext:value-type="string">
            <text:p>School District: Malvern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44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56" calcext:value-type="float">
            <text:p>1956</text:p>
          </table:table-cell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string" calcext:value-type="string">
            <text:p>20 Walter Ave</text:p>
          </table:table-cell>
          <table:table-cell table:style-name="ce1"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cksvil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realestateandhomes-detail/20-Walter-Ave_Hicksville_NY_11801_M35284-85548</text:p>
          </table:table-cell>
          <table:table-cell office:value-type="float" office:value="1985" calcext:value-type="float">
            <text:p>198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0.51%</text:p>
          </table:table-cell>
          <table:table-cell table:style-name="ce3" office:value-type="string" calcext:value-type="string">
            <text:p>1.50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528485548" calcext:value-type="float">
            <text:p>3528485548</text:p>
          </table:table-cell>
          <table:table-cell office:value-type="string" calcext:value-type="string">
            <text:p>School District: Hicksvill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492,5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50" calcext:value-type="float">
            <text:p>1950</text:p>
          </table:table-cell>
          <table:table-cell office:value-type="float" office:value="11801" calcext:value-type="float">
            <text:p>11801</text:p>
          </table:table-cell>
        </table:table-row>
        <table:table-row table:style-name="ro1">
          <table:table-cell office:value-type="string" calcext:value-type="string">
            <text:p>200 S Middle Neck Rd Apt J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 Neck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/realestateandhomes-detail/200-S-Middle-Neck-Rd-Apt-J3_Great-Neck_NY_11021_M41752-45883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49.17%</text:p>
          </table:table-cell>
          <table:table-cell table:style-name="ce3" office:value-type="string" calcext:value-type="string">
            <text:p>8.45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Condo</text:p>
          </table:table-cell>
          <table:table-cell office:value-type="float" office:value="4175245883" calcext:value-type="float">
            <text:p>4175245883</text:p>
          </table:table-cell>
          <table:table-cell office:value-type="string" calcext:value-type="string">
            <text:p>School District: Great Neck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52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61" calcext:value-type="float">
            <text:p>1961</text:p>
          </table:table-cell>
          <table:table-cell office:value-type="float" office:value="11021" calcext:value-type="float">
            <text:p>11021</text:p>
          </table:table-cell>
        </table:table-row>
        <table:table-row table:style-name="ro1">
          <table:table-cell office:value-type="string" calcext:value-type="string">
            <text:p>44 Jefferson 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lin Squar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realestateandhomes-detail/44-Jefferson-St_Franklin-Square_NY_11010_M30809-28579</text:p>
          </table:table-cell>
          <table:table-cell office:value-type="float" office:value="1612" calcext:value-type="float">
            <text:p>161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3.54%</text:p>
          </table:table-cell>
          <table:table-cell table:style-name="ce3" office:value-type="string" calcext:value-type="string">
            <text:p>4.01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080928579" calcext:value-type="float">
            <text:p>3080928579</text:p>
          </table:table-cell>
          <table:table-cell office:value-type="string" calcext:value-type="string">
            <text:p>School District: Franklin Squar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527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41" calcext:value-type="float">
            <text:p>1941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string" calcext:value-type="string">
            <text:p>16 Baxter A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Hyde Park</text:p>
          </table:table-cell>
          <table:table-cell table:style-name="ce3" office:value-type="string" calcext:value-type="string">
            <text:p>6.37%</text:p>
          </table:table-cell>
          <table:table-cell office:value-type="string" calcext:value-type="string">
            <text:p>/realestateandhomes-detail/16-Baxter-Ave_New-Hyde-Park_NY_11040_M46369-64859</text:p>
          </table:table-cell>
          <table:table-cell office:value-type="float" office:value="1633" calcext:value-type="float">
            <text:p>163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Sold lower than</text:p>
          </table:table-cell>
          <table:table-cell table:style-name="ce5" office:value-type="string" calcext:value-type="string">
            <text:p>11.03%</text:p>
          </table:table-cell>
          <table:table-cell table:style-name="ce3" office:value-type="string" calcext:value-type="string">
            <text:p>$725,000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Single family</text:p>
          </table:table-cell>
          <table:table-cell office:value-type="float" office:value="4636964859" calcext:value-type="float">
            <text:p>4636964859</text:p>
          </table:table-cell>
          <table:table-cell office:value-type="string" calcext:value-type="string">
            <text:p>School Information Not Availabl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645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41" calcext:value-type="float">
            <text:p>1941</text:p>
          </table:table-cell>
          <table:table-cell office:value-type="float" office:value="11040" calcext:value-type="float">
            <text:p>11040</text:p>
          </table:table-cell>
        </table:table-row>
        <table:table-row table:style-name="ro1">
          <table:table-cell office:value-type="string" calcext:value-type="string">
            <text:p>1 Kensington Gate Apt 216</text:p>
          </table:table-cell>
          <table:table-cell table:style-name="ce1"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 Neck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/realestateandhomes-detail/1-Kensington-Gate-Apt-216_Great-Neck_NY_11021_M47020-17497</text:p>
          </table:table-cell>
          <table:table-cell table:number-columns-repeated="3"/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86.32%</text:p>
          </table:table-cell>
          <table:table-cell table:style-name="ce3" office:value-type="string" calcext:value-type="string">
            <text:p>20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Condo</text:p>
          </table:table-cell>
          <table:table-cell office:value-type="float" office:value="4702017497" calcext:value-type="float">
            <text:p>4702017497</text:p>
          </table:table-cell>
          <table:table-cell office:value-type="string" calcext:value-type="string">
            <text:p>School District: Great Neck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26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69" calcext:value-type="float">
            <text:p>1969</text:p>
          </table:table-cell>
          <table:table-cell office:value-type="float" office:value="11021" calcext:value-type="float">
            <text:p>11021</text:p>
          </table:table-cell>
        </table:table-row>
        <table:table-row table:style-name="ro1">
          <table:table-cell office:value-type="string" calcext:value-type="string">
            <text:p>2687 Riverside Ave</text:p>
          </table:table-cell>
          <table:table-cell table:style-name="ce1"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rick</text:p>
          </table:table-cell>
          <table:table-cell table:style-name="ce3" office:value-type="string" calcext:value-type="string">
            <text:p>6.79%</text:p>
          </table:table-cell>
          <table:table-cell office:value-type="string" calcext:value-type="string">
            <text:p>/realestateandhomes-detail/2687-Riverside-Ave_Merrick_NY_11566_M37923-03750</text:p>
          </table:table-cell>
          <table:table-cell office:value-type="float" office:value="1792" calcext:value-type="float">
            <text:p>1792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Sold lower than</text:p>
          </table:table-cell>
          <table:table-cell table:style-name="ce5" office:value-type="string" calcext:value-type="string">
            <text:p>16.12%</text:p>
          </table:table-cell>
          <table:table-cell table:style-name="ce3" office:value-type="string" calcext:value-type="string">
            <text:p>$654,500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Single family</text:p>
          </table:table-cell>
          <table:table-cell office:value-type="float" office:value="3792303750" calcext:value-type="float">
            <text:p>3792303750</text:p>
          </table:table-cell>
          <table:table-cell office:value-type="string" calcext:value-type="string">
            <text:p>School Information Not Availabl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549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50" calcext:value-type="float">
            <text:p>1950</text:p>
          </table:table-cell>
          <table:table-cell office:value-type="float" office:value="11566" calcext:value-type="float">
            <text:p>11566</text:p>
          </table:table-cell>
        </table:table-row>
        <table:table-row table:style-name="ro1">
          <table:table-cell office:value-type="string" calcext:value-type="string">
            <text:p>221 Fairlawn Ave</text:p>
          </table:table-cell>
          <table:table-cell table:style-name="ce1"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st Hempstead</text:p>
          </table:table-cell>
          <table:table-cell table:style-name="ce3" office:value-type="string" calcext:value-type="string">
            <text:p>7.23%</text:p>
          </table:table-cell>
          <table:table-cell office:value-type="string" calcext:value-type="string">
            <text:p>/realestateandhomes-detail/221-Fairlawn-Ave_West-Hempstead_NY_11552_M49261-63094</text:p>
          </table:table-cell>
          <table:table-cell office:value-type="float" office:value="1343" calcext:value-type="float">
            <text:p>1343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Sold higher than</text:p>
          </table:table-cell>
          <table:table-cell table:style-name="ce5" office:value-type="string" calcext:value-type="string">
            <text:p>6.12%</text:p>
          </table:table-cell>
          <table:table-cell table:style-name="ce3" office:value-type="string" calcext:value-type="string">
            <text:p>$490,000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Single family</text:p>
          </table:table-cell>
          <table:table-cell office:value-type="float" office:value="4926163094" calcext:value-type="float">
            <text:p>4926163094</text:p>
          </table:table-cell>
          <table:table-cell office:value-type="string" calcext:value-type="string">
            <text:p>School Information Not Availabl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46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41" calcext:value-type="float">
            <text:p>1941</text:p>
          </table:table-cell>
          <table:table-cell office:value-type="float" office:value="11552" calcext:value-type="float">
            <text:p>11552</text:p>
          </table:table-cell>
        </table:table-row>
        <table:table-row table:style-name="ro1">
          <table:table-cell office:value-type="string" calcext:value-type="string">
            <text:p>21 Beverly 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 Washingt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realestateandhomes-detail/21-Beverly-Rd_Port-Washington_NY_11050_M35501-82030</text:p>
          </table:table-cell>
          <table:table-cell office:value-type="float" office:value="2089" calcext:value-type="float">
            <text:p>208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acres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10.13%</text:p>
          </table:table-cell>
          <table:table-cell table:style-name="ce3" office:value-type="string" calcext:value-type="string">
            <text:p>0.50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550182030" calcext:value-type="float">
            <text:p>3550182030</text:p>
          </table:table-cell>
          <table:table-cell office:value-type="string" calcext:value-type="string">
            <text:p>School District: Port Washington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99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38" calcext:value-type="float">
            <text:p>1938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string" calcext:value-type="string">
            <text:p>171 Locust 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ley Strea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/realestateandhomes-detail/171-Locust-St_Valley-Stream_NY_11581_M48294-21930</text:p>
          </table:table-cell>
          <table:table-cell office:value-type="float" office:value="1532" calcext:value-type="float">
            <text:p>153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7.25%</text:p>
          </table:table-cell>
          <table:table-cell table:style-name="ce3" office:value-type="string" calcext:value-type="string">
            <text:p>7.25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829421930" calcext:value-type="float">
            <text:p>4829421930</text:p>
          </table:table-cell>
          <table:table-cell office:value-type="string" calcext:value-type="string">
            <text:p>School District: Valley Stream 24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435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28" calcext:value-type="float">
            <text:p>1928</text:p>
          </table:table-cell>
          <table:table-cell office:value-type="float" office:value="11581" calcext:value-type="float">
            <text:p>11581</text:p>
          </table:table-cell>
        </table:table-row>
        <table:table-row table:style-name="ro1">
          <table:table-cell office:value-type="string" calcext:value-type="string">
            <text:p>11 Attorney S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mpstead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/realestateandhomes-detail/11-Attorney-St_Hempstead_NY_11550_M38182-38857</text:p>
          </table:table-cell>
          <table:table-cell office:value-type="float" office:value="2150" calcext:value-type="float">
            <text:p>215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3.16%</text:p>
          </table:table-cell>
          <table:table-cell table:style-name="ce3" office:value-type="string" calcext:value-type="string">
            <text:p>9.34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Multi family</text:p>
          </table:table-cell>
          <table:table-cell office:value-type="float" office:value="3818238857" calcext:value-type="float">
            <text:p>3818238857</text:p>
          </table:table-cell>
          <table:table-cell office:value-type="string" calcext:value-type="string">
            <text:p>School District: Hempstead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33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60" calcext:value-type="float">
            <text:p>1960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2720 Park A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dwi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/realestateandhomes-detail/2720-Park-Ave_Baldwin_NY_11510_M37355-67315</text:p>
          </table:table-cell>
          <table:table-cell office:value-type="float" office:value="1156" calcext:value-type="float">
            <text:p>1156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19.18%</text:p>
          </table:table-cell>
          <table:table-cell table:style-name="ce3" office:value-type="string" calcext:value-type="string">
            <text:p>1.18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735567315" calcext:value-type="float">
            <text:p>3735567315</text:p>
          </table:table-cell>
          <table:table-cell office:value-type="string" calcext:value-type="string">
            <text:p>School District: Baldwin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335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08" calcext:value-type="float">
            <text:p>1908</text:p>
          </table:table-cell>
          <table:table-cell office:value-type="float" office:value="11510" calcext:value-type="float">
            <text:p>11510</text:p>
          </table:table-cell>
        </table:table-row>
        <table:table-row table:style-name="ro1">
          <table:table-cell office:value-type="string" calcext:value-type="string">
            <text:p>30 Coronet Cres</text:p>
          </table:table-cell>
          <table:table-cell table:style-name="ce1" office:value-type="string" calcext:value-type="string">
            <text:p>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hpag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/realestateandhomes-detail/30-Coronet-Cres_Bethpage_NY_11714_M46630-39646</text:p>
          </table:table-cell>
          <table:table-cell office:value-type="float" office:value="1107" calcext:value-type="float">
            <text:p>1107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acres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14.19%</text:p>
          </table:table-cell>
          <table:table-cell table:style-name="ce3" office:value-type="string" calcext:value-type="string">
            <text:p>6.05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663039646" calcext:value-type="float">
            <text:p>4663039646</text:p>
          </table:table-cell>
          <table:table-cell office:value-type="string" calcext:value-type="string">
            <text:p>School District: Bethpage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45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51" calcext:value-type="float">
            <text:p>1951</text:p>
          </table:table-cell>
          <table:table-cell office:value-type="float" office:value="11714" calcext:value-type="float">
            <text:p>11714</text:p>
          </table:table-cell>
        </table:table-row>
        <table:table-row table:style-name="ro1">
          <table:table-cell office:value-type="string" calcext:value-type="string">
            <text:p>25 Spring Holw</text:p>
          </table:table-cell>
          <table:table-cell table:style-name="ce1"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ly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/realestateandhomes-detail/25-Spring-Holw_Roslyn_NY_11576_M46840-08632</text:p>
          </table:table-cell>
          <table:table-cell office:value-type="float" office:value="1360" calcext:value-type="float">
            <text:p>13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acres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63.62%</text:p>
          </table:table-cell>
          <table:table-cell table:style-name="ce3" office:value-type="string" calcext:value-type="string">
            <text:p>7.47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Condo</text:p>
          </table:table-cell>
          <table:table-cell office:value-type="float" office:value="4684008632" calcext:value-type="float">
            <text:p>4684008632</text:p>
          </table:table-cell>
          <table:table-cell office:value-type="string" calcext:value-type="string">
            <text:p>School District: Herricks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545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79" calcext:value-type="float">
            <text:p>1979</text:p>
          </table:table-cell>
          <table:table-cell office:value-type="float" office:value="11576" calcext:value-type="float">
            <text:p>1157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nd Par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/realestateandhomes-detail/245-Washington-Ave_Island-Park_NY_11558_M38201-81304</text:p>
          </table:table-cell>
          <table:table-cell office:value-type="float" office:value="1666" calcext:value-type="float">
            <text:p>1666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44.35%</text:p>
          </table:table-cell>
          <table:table-cell table:style-name="ce3" office:value-type="string" calcext:value-type="string">
            <text:p>2.57%</text:p>
          </table:table-cell>
          <table:table-cell office:value-type="string" calcext:value-type="string">
            <text:p>Sold higher than</text:p>
          </table:table-cell>
          <table:table-cell office:value-type="string" calcext:value-type="string">
            <text:p>Single family</text:p>
          </table:table-cell>
          <table:table-cell office:value-type="float" office:value="3820181304" calcext:value-type="float">
            <text:p>3820181304</text:p>
          </table:table-cell>
          <table:table-cell office:value-type="string" calcext:value-type="string">
            <text:p>School District: Island Park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399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55" calcext:value-type="float">
            <text:p>1955</text:p>
          </table:table-cell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string" calcext:value-type="string">
            <text:p>12 Caroline A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mon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/realestateandhomes-detail/12-Caroline-Ave_Elmont_NY_11003_M45163-99385</text:p>
          </table:table-cell>
          <table:table-cell office:value-type="float" office:value="1157" calcext:value-type="float">
            <text:p>1157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3.29%</text:p>
          </table:table-cell>
          <table:table-cell table:style-name="ce3" office:value-type="string" calcext:value-type="string">
            <text:p>$425,000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Single family</text:p>
          </table:table-cell>
          <table:table-cell office:value-type="float" office:value="4516399385" calcext:value-type="float">
            <text:p>4516399385</text:p>
          </table:table-cell>
          <table:table-cell office:value-type="string" calcext:value-type="string">
            <text:p>School District: Elmont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439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50" calcext:value-type="float">
            <text:p>1950</text:p>
          </table:table-cell>
          <table:table-cell office:value-type="float" office:value="11003" calcext:value-type="float">
            <text:p>11003</text:p>
          </table:table-cell>
        </table:table-row>
        <table:table-row table:style-name="ro1">
          <table:table-cell office:value-type="string" calcext:value-type="string">
            <text:p>3896 Green P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thpag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/realestateandhomes-detail/3896-Green-Pl_Bethpage_NY_11714_M48240-63858</text:p>
          </table:table-cell>
          <table:table-cell office:value-type="float" office:value="1498" calcext:value-type="float">
            <text:p>1498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4.14%</text:p>
          </table:table-cell>
          <table:table-cell table:style-name="ce3" office:value-type="string" calcext:value-type="string">
            <text:p>2.22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824063858" calcext:value-type="float">
            <text:p>4824063858</text:p>
          </table:table-cell>
          <table:table-cell office:value-type="string" calcext:value-type="string">
            <text:p>School District: Island Trees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44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55" calcext:value-type="float">
            <text:p>1955</text:p>
          </table:table-cell>
          <table:table-cell office:value-type="float" office:value="11714" calcext:value-type="float">
            <text:p>11714</text:p>
          </table:table-cell>
        </table:table-row>
        <table:table-row table:style-name="ro1">
          <table:table-cell office:value-type="string" calcext:value-type="string">
            <text:p>8 Cedar D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mingdal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realestateandhomes-detail/8-Cedar-Dr_Farmingdale_NY_11735_M31922-02757</text:p>
          </table:table-cell>
          <table:table-cell office:value-type="float" office:value="2072" calcext:value-type="float">
            <text:p>207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6.31%</text:p>
          </table:table-cell>
          <table:table-cell table:style-name="ce3" office:value-type="string" calcext:value-type="string">
            <text:p>5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192202757" calcext:value-type="float">
            <text:p>3192202757</text:p>
          </table:table-cell>
          <table:table-cell office:value-type="string" calcext:value-type="string">
            <text:p>School District: Plainedge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475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30" calcext:value-type="float">
            <text:p>1930</text:p>
          </table:table-cell>
          <table:table-cell office:value-type="float" office:value="11735" calcext:value-type="float">
            <text:p>11735</text:p>
          </table:table-cell>
        </table:table-row>
        <table:table-row table:style-name="ro1">
          <table:table-cell office:value-type="string" calcext:value-type="string">
            <text:p>121 Vanderbilt 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hasset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/realestateandhomes-detail/121-Vanderbilt-Rd_Manhasset_NY_11030_M40380-12110</text:p>
          </table:table-cell>
          <table:table-cell office:value-type="float" office:value="2584" calcext:value-type="float">
            <text:p>2584</text:p>
          </table:table-cell>
          <table:table-cell office:value-type="float" office:value="9006" calcext:value-type="float">
            <text:p>9006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19.78%</text:p>
          </table:table-cell>
          <table:table-cell table:style-name="ce3" office:value-type="string" calcext:value-type="string">
            <text:p>8.72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038012110" calcext:value-type="float">
            <text:p>4038012110</text:p>
          </table:table-cell>
          <table:table-cell office:value-type="string" calcext:value-type="string">
            <text:p>School District: Manhasset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1,55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38" calcext:value-type="float">
            <text:p>1938</text:p>
          </table:table-cell>
          <table:table-cell office:value-type="float" office:value="11030" calcext:value-type="float">
            <text:p>11030</text:p>
          </table:table-cell>
        </table:table-row>
        <table:table-row table:style-name="ro1">
          <table:table-cell office:value-type="string" calcext:value-type="string">
            <text:p>31 Clover Dr</text:p>
          </table:table-cell>
          <table:table-cell table:style-name="ce1" office:value-type="string" calcext:value-type="string">
            <text:p>3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at Neck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/realestateandhomes-detail/31-Clover-Dr_Great-Neck_NY_11021_M34629-91097</text:p>
          </table:table-cell>
          <table:table-cell office:value-type="float" office:value="3902" calcext:value-type="float">
            <text:p>390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acres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20.19%</text:p>
          </table:table-cell>
          <table:table-cell table:style-name="ce3" office:value-type="string" calcext:value-type="string">
            <text:p>10.11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462991097" calcext:value-type="float">
            <text:p>3462991097</text:p>
          </table:table-cell>
          <table:table-cell office:value-type="string" calcext:value-type="string">
            <text:p>School District: Great Neck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1,787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26" calcext:value-type="float">
            <text:p>1926</text:p>
          </table:table-cell>
          <table:table-cell office:value-type="float" office:value="11021" calcext:value-type="float">
            <text:p>11021</text:p>
          </table:table-cell>
        </table:table-row>
        <table:table-row table:style-name="ro1">
          <table:table-cell office:value-type="string" calcext:value-type="string">
            <text:p>106 Manor Ave</text:p>
          </table:table-cell>
          <table:table-cell table:style-name="ce1"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mpstea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realestateandhomes-detail/106-Manor-Ave_Hempstead_NY_11550_M36498-04564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31.29%</text:p>
          </table:table-cell>
          <table:table-cell table:style-name="ce3" office:value-type="string" calcext:value-type="string">
            <text:p>1.15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649804564" calcext:value-type="float">
            <text:p>3649804564</text:p>
          </table:table-cell>
          <table:table-cell office:value-type="string" calcext:value-type="string">
            <text:p>School Information Not Available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42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41" calcext:value-type="float">
            <text:p>1941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string" calcext:value-type="string">
            <text:p>20 Salem Ln</text:p>
          </table:table-cell>
          <table:table-cell table:style-name="ce1"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t Washingt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realestateandhomes-detail/20-Salem-Ln_Port-Washington_NY_11050_M32732-66332</text:p>
          </table:table-cell>
          <table:table-cell office:value-type="float" office:value="2367" calcext:value-type="float">
            <text:p>236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52.96%</text:p>
          </table:table-cell>
          <table:table-cell table:style-name="ce3" office:value-type="string" calcext:value-type="string">
            <text:p>1.85%</text:p>
          </table:table-cell>
          <table:table-cell office:value-type="string" calcext:value-type="string">
            <text:p>Sold higher than</text:p>
          </table:table-cell>
          <table:table-cell office:value-type="string" calcext:value-type="string">
            <text:p>Single family</text:p>
          </table:table-cell>
          <table:table-cell office:value-type="float" office:value="3273266332" calcext:value-type="float">
            <text:p>3273266332</text:p>
          </table:table-cell>
          <table:table-cell office:value-type="string" calcext:value-type="string">
            <text:p>School District: Port Washington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1,375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38" calcext:value-type="float">
            <text:p>1938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string" calcext:value-type="string">
            <text:p>134 County Line 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apequ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/realestateandhomes-detail/134-County-Line-Rd_Massapequa_NY_11758_M40384-03663</text:p>
          </table:table-cell>
          <table:table-cell office:value-type="float" office:value="1340" calcext:value-type="float">
            <text:p>1340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30.12%</text:p>
          </table:table-cell>
          <table:table-cell table:style-name="ce3" office:value-type="string" calcext:value-type="string">
            <text:p>0.84%</text:p>
          </table:table-cell>
          <table:table-cell office:value-type="string" calcext:value-type="string">
            <text:p>Sold higher than</text:p>
          </table:table-cell>
          <table:table-cell office:value-type="string" calcext:value-type="string">
            <text:p>Single family</text:p>
          </table:table-cell>
          <table:table-cell office:value-type="float" office:value="4038403663" calcext:value-type="float">
            <text:p>4038403663</text:p>
          </table:table-cell>
          <table:table-cell office:value-type="string" calcext:value-type="string">
            <text:p>School District: Amityville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362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46" calcext:value-type="float">
            <text:p>1946</text:p>
          </table:table-cell>
          <table:table-cell office:value-type="float" office:value="11758" calcext:value-type="float">
            <text:p>11758</text:p>
          </table:table-cell>
        </table:table-row>
        <table:table-row table:style-name="ro1">
          <table:table-cell office:value-type="string" calcext:value-type="string">
            <text:p>4 Stanford Ct</text:p>
          </table:table-cell>
          <table:table-cell table:style-name="ce1" office:value-type="string" calcext:value-type="string">
            <text:p>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ntag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/realestateandhomes-detail/4-Stanford-Ct_Wantagh_NY_11793_M45815-19434</text:p>
          </table:table-cell>
          <table:table-cell office:value-type="float" office:value="1487" calcext:value-type="float">
            <text:p>1487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12.62%</text:p>
          </table:table-cell>
          <table:table-cell table:style-name="ce3" office:value-type="string" calcext:value-type="string">
            <text:p>1.31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Condo</text:p>
          </table:table-cell>
          <table:table-cell office:value-type="float" office:value="4581519434" calcext:value-type="float">
            <text:p>4581519434</text:p>
          </table:table-cell>
          <table:table-cell office:value-type="string" calcext:value-type="string">
            <text:p>School District: Levittown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45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86" calcext:value-type="float">
            <text:p>1986</text:p>
          </table:table-cell>
          <table:table-cell office:value-type="float" office:value="11793" calcext:value-type="float">
            <text:p>11793</text:p>
          </table:table-cell>
        </table:table-row>
        <table:table-row table:style-name="ro1">
          <table:table-cell office:value-type="string" calcext:value-type="string">
            <text:p>28 Mahland P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eansid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/realestateandhomes-detail/28-Mahland-Pl_Oceanside_NY_11572_M42917-26168</text:p>
          </table:table-cell>
          <table:table-cell office:value-type="float" office:value="1693" calcext:value-type="float">
            <text:p>1693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8.92%</text:p>
          </table:table-cell>
          <table:table-cell table:style-name="ce3" office:value-type="string" calcext:value-type="string">
            <text:p>6.86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291726168" calcext:value-type="float">
            <text:p>4291726168</text:p>
          </table:table-cell>
          <table:table-cell office:value-type="string" calcext:value-type="string">
            <text:p>School District: Oceanside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475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69" calcext:value-type="float">
            <text:p>1969</text:p>
          </table:table-cell>
          <table:table-cell office:value-type="float" office:value="11572" calcext:value-type="float">
            <text:p>11572</text:p>
          </table:table-cell>
        </table:table-row>
        <table:table-row table:style-name="ro1">
          <table:table-cell office:value-type="string" calcext:value-type="string">
            <text:p>51 New Hampshire A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ssapequ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realestateandhomes-detail/51-New-Hampshire-Ave_Massapequa_NY_11758_M31121-11949</text:p>
          </table:table-cell>
          <table:table-cell office:value-type="float" office:value="1441" calcext:value-type="float">
            <text:p>144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12.16%</text:p>
          </table:table-cell>
          <table:table-cell table:style-name="ce3" office:value-type="string" calcext:value-type="string">
            <text:p>4.21%</text:p>
          </table:table-cell>
          <table:table-cell office:value-type="string" calcext:value-type="string">
            <text:p>Sold higher than</text:p>
          </table:table-cell>
          <table:table-cell office:value-type="string" calcext:value-type="string">
            <text:p>Single family</text:p>
          </table:table-cell>
          <table:table-cell office:value-type="float" office:value="3112111949" calcext:value-type="float">
            <text:p>3112111949</text:p>
          </table:table-cell>
          <table:table-cell office:value-type="string" calcext:value-type="string">
            <text:p>School District: Plainedge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52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54" calcext:value-type="float">
            <text:p>1954</text:p>
          </table:table-cell>
          <table:table-cell office:value-type="float" office:value="11758" calcext:value-type="float">
            <text:p>11758</text:p>
          </table:table-cell>
        </table:table-row>
        <table:table-row table:style-name="ro1">
          <table:table-cell office:value-type="string" calcext:value-type="string">
            <text:p>2877 Frankel Blvd</text:p>
          </table:table-cell>
          <table:table-cell table:style-name="ce1" office:value-type="string" calcext:value-type="string">
            <text:p>2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rick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/realestateandhomes-detail/2877-Frankel-Blvd_Merrick_NY_11566_M34355-84702</text:p>
          </table:table-cell>
          <table:table-cell office:value-type="float" office:value="2620" calcext:value-type="float">
            <text:p>2620</text:p>
          </table:table-cell>
          <table:table-cell office:value-type="float" office:value="8960" calcext:value-type="float">
            <text:p>896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14.44%</text:p>
          </table:table-cell>
          <table:table-cell table:style-name="ce3" office:value-type="string" calcext:value-type="string">
            <text:p>6.51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435584702" calcext:value-type="float">
            <text:p>3435584702</text:p>
          </table:table-cell>
          <table:table-cell office:value-type="string" calcext:value-type="string">
            <text:p>School District: Merrick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56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60" calcext:value-type="float">
            <text:p>1960</text:p>
          </table:table-cell>
          <table:table-cell office:value-type="float" office:value="11566" calcext:value-type="float">
            <text:p>11566</text:p>
          </table:table-cell>
        </table:table-row>
        <table:table-row table:style-name="ro1">
          <table:table-cell office:value-type="string" calcext:value-type="string">
            <text:p>389 Saville 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ol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/realestateandhomes-detail/389-Saville-Rd_Mineola_NY_11501_M40483-26553</text:p>
          </table:table-cell>
          <table:table-cell office:value-type="float" office:value="1782" calcext:value-type="float">
            <text:p>178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8.70%</text:p>
          </table:table-cell>
          <table:table-cell table:style-name="ce3" office:value-type="string" calcext:value-type="string">
            <text:p>0.69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048326553" calcext:value-type="float">
            <text:p>4048326553</text:p>
          </table:table-cell>
          <table:table-cell office:value-type="string" calcext:value-type="string">
            <text:p>School District: Mineola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575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38" calcext:value-type="float">
            <text:p>1938</text:p>
          </table:table-cell>
          <table:table-cell office:value-type="float" office:value="11501" calcext:value-type="float">
            <text:p>11501</text:p>
          </table:table-cell>
        </table:table-row>
        <table:table-row table:style-name="ro1">
          <table:table-cell office:value-type="string" calcext:value-type="string">
            <text:p>35 Florence Ave</text:p>
          </table:table-cell>
          <table:table-cell table:style-name="ce1" office:value-type="string" calcext:value-type="string">
            <text:p>2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ssapequ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/realestateandhomes-detail/35-Florence-Ave_Massapequa_NY_11758_M48475-05359</text:p>
          </table:table-cell>
          <table:table-cell office:value-type="float" office:value="1841" calcext:value-type="float">
            <text:p>1841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<text:s/>acres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0.34%</text:p>
          </table:table-cell>
          <table:table-cell table:style-name="ce3" office:value-type="string" calcext:value-type="string">
            <text:p>21.23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847505359" calcext:value-type="float">
            <text:p>4847505359</text:p>
          </table:table-cell>
          <table:table-cell office:value-type="string" calcext:value-type="string">
            <text:p>School District: Massapequa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59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62" calcext:value-type="float">
            <text:p>1962</text:p>
          </table:table-cell>
          <table:table-cell office:value-type="float" office:value="11758" calcext:value-type="float">
            <text:p>11758</text:p>
          </table:table-cell>
        </table:table-row>
        <table:table-row table:style-name="ro1">
          <table:table-cell office:value-type="string" calcext:value-type="string">
            <text:p>538 E Walnut 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g Beac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/realestateandhomes-detail/538-E-Walnut-St_Long-Beach_NY_11561_M41836-48637</text:p>
          </table:table-cell>
          <table:table-cell office:value-type="float" office:value="2614" calcext:value-type="float">
            <text:p>261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53.65%</text:p>
          </table:table-cell>
          <table:table-cell table:style-name="ce3" office:value-type="string" calcext:value-type="string">
            <text:p>3.83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Multi family</text:p>
          </table:table-cell>
          <table:table-cell office:value-type="float" office:value="4183648637" calcext:value-type="float">
            <text:p>4183648637</text:p>
          </table:table-cell>
          <table:table-cell office:value-type="string" calcext:value-type="string">
            <text:p>School District: Long Beach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653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71" calcext:value-type="float">
            <text:p>1971</text:p>
          </table:table-cell>
          <table:table-cell office:value-type="float" office:value="11561" calcext:value-type="float">
            <text:p>11561</text:p>
          </table:table-cell>
        </table:table-row>
        <table:table-row table:style-name="ro1">
          <table:table-cell office:value-type="string" calcext:value-type="string">
            <text:p>2081 Vine D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ric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/realestateandhomes-detail/2081-Vine-Dr_Merrick_NY_11566_M44110-20747</text:p>
          </table:table-cell>
          <table:table-cell office:value-type="float" office:value="2409" calcext:value-type="float">
            <text:p>2409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2.22%</text:p>
          </table:table-cell>
          <table:table-cell table:style-name="ce3" office:value-type="string" calcext:value-type="string">
            <text:p>$654,500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Single family</text:p>
          </table:table-cell>
          <table:table-cell office:value-type="float" office:value="4411020747" calcext:value-type="float">
            <text:p>4411020747</text:p>
          </table:table-cell>
          <table:table-cell office:value-type="string" calcext:value-type="string">
            <text:p>School Information Not Available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669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66" calcext:value-type="float">
            <text:p>1966</text:p>
          </table:table-cell>
          <table:table-cell office:value-type="float" office:value="11566" calcext:value-type="float">
            <text:p>11566</text:p>
          </table:table-cell>
        </table:table-row>
        <table:table-row table:style-name="ro1">
          <table:table-cell office:value-type="string" calcext:value-type="string">
            <text:p>743 Farmers Ave</text:p>
          </table:table-cell>
          <table:table-cell table:style-name="ce1" office:value-type="string" calcext:value-type="string">
            <text:p>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llmor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/realestateandhomes-detail/743-Farmers-Ave_Bellmore_NY_11710_M35299-30696</text:p>
          </table:table-cell>
          <table:table-cell office:value-type="float" office:value="1933" calcext:value-type="float">
            <text:p>1933</text:p>
          </table:table-cell>
          <table:table-cell office:value-type="float" office:value="8713" calcext:value-type="float">
            <text:p>8713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25.94%</text:p>
          </table:table-cell>
          <table:table-cell table:style-name="ce3" office:value-type="string" calcext:value-type="string">
            <text:p>8.09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529930696" calcext:value-type="float">
            <text:p>3529930696</text:p>
          </table:table-cell>
          <table:table-cell office:value-type="string" calcext:value-type="string">
            <text:p>School District: Bellmore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67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65" calcext:value-type="float">
            <text:p>1965</text:p>
          </table:table-cell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string" calcext:value-type="string">
            <text:p>806 Jill Ct</text:p>
          </table:table-cell>
          <table:table-cell table:style-name="ce1" office:value-type="string" calcext:value-type="string">
            <text:p>3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st Meadow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/realestateandhomes-detail/806-Jill-Ct_East-Meadow_NY_11554_M43219-45698</text:p>
          </table:table-cell>
          <table:table-cell office:value-type="float" office:value="2809" calcext:value-type="float">
            <text:p>2809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34.87%</text:p>
          </table:table-cell>
          <table:table-cell table:style-name="ce3" office:value-type="string" calcext:value-type="string">
            <text:p>6.54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321945698" calcext:value-type="float">
            <text:p>4321945698</text:p>
          </table:table-cell>
          <table:table-cell office:value-type="string" calcext:value-type="string">
            <text:p>School District: East Meadow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70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65" calcext:value-type="float">
            <text:p>1965</text:p>
          </table:table-cell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string" calcext:value-type="string">
            <text:p>204 Elm 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lyn Height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realestateandhomes-detail/204-Elm-St_Roslyn-Heights_NY_11577_M45625-83964</text:p>
          </table:table-cell>
          <table:table-cell office:value-type="float" office:value="1738" calcext:value-type="float">
            <text:p>173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53.70%</text:p>
          </table:table-cell>
          <table:table-cell table:style-name="ce3" office:value-type="string" calcext:value-type="string">
            <text:p>5.74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562583964" calcext:value-type="float">
            <text:p>4562583964</text:p>
          </table:table-cell>
          <table:table-cell office:value-type="string" calcext:value-type="string">
            <text:p>School District: Roslyn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706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57" calcext:value-type="float">
            <text:p>1957</text:p>
          </table:table-cell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string" calcext:value-type="string">
            <text:p>78 MacGregor A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lyn Height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/realestateandhomes-detail/78-MacGregor-Ave_Roslyn-Heights_NY_11577_M46002-69278</text:p>
          </table:table-cell>
          <table:table-cell office:value-type="float" office:value="1702" calcext:value-type="float">
            <text:p>1702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53.44%</text:p>
          </table:table-cell>
          <table:table-cell table:style-name="ce3" office:value-type="string" calcext:value-type="string">
            <text:p>1.57%</text:p>
          </table:table-cell>
          <table:table-cell office:value-type="string" calcext:value-type="string">
            <text:p>Sold higher than</text:p>
          </table:table-cell>
          <table:table-cell office:value-type="string" calcext:value-type="string">
            <text:p>Single family</text:p>
          </table:table-cell>
          <table:table-cell office:value-type="float" office:value="4600269278" calcext:value-type="float">
            <text:p>4600269278</text:p>
          </table:table-cell>
          <table:table-cell office:value-type="string" calcext:value-type="string">
            <text:p>School District: Roslyn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71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30" calcext:value-type="float">
            <text:p>1930</text:p>
          </table:table-cell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string" calcext:value-type="string">
            <text:p>115 Wyatt Rd</text:p>
          </table:table-cell>
          <table:table-cell table:style-name="ce1"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den Cit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/realestateandhomes-detail/115-Wyatt-Rd_Garden-City_NY_11530_M48606-62865</text:p>
          </table:table-cell>
          <table:table-cell office:value-type="float" office:value="2072" calcext:value-type="float">
            <text:p>2072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29.95%</text:p>
          </table:table-cell>
          <table:table-cell table:style-name="ce3" office:value-type="string" calcext:value-type="string">
            <text:p>7.15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4860662865" calcext:value-type="float">
            <text:p>4860662865</text:p>
          </table:table-cell>
          <table:table-cell office:value-type="string" calcext:value-type="string">
            <text:p>School District: Garden City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766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37" calcext:value-type="float">
            <text:p>1937</text:p>
          </table:table-cell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string" calcext:value-type="string">
            <text:p>82 Melanie Ln</text:p>
          </table:table-cell>
          <table:table-cell table:style-name="ce1" office:value-type="string" calcext:value-type="string">
            <text:p>3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osse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realestateandhomes-detail/82-Melanie-Ln_Syosset_NY_11791_M46245-72970</text:p>
          </table:table-cell>
          <table:table-cell office:value-type="float" office:value="2638" calcext:value-type="float">
            <text:p>263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acres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3.02%</text:p>
          </table:table-cell>
          <table:table-cell table:style-name="ce3" office:value-type="string" calcext:value-type="string">
            <text:p>$747,450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Single family</text:p>
          </table:table-cell>
          <table:table-cell office:value-type="float" office:value="4624572970" calcext:value-type="float">
            <text:p>4624572970</text:p>
          </table:table-cell>
          <table:table-cell office:value-type="string" calcext:value-type="string">
            <text:p>School District: Syosset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77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ore expensive than</text:p>
          </table:table-cell>
          <table:table-cell office:value-type="float" office:value="1957" calcext:value-type="float">
            <text:p>1957</text:p>
          </table:table-cell>
          <table:table-cell office:value-type="float" office:value="11791" calcext:value-type="float">
            <text:p>11791</text:p>
          </table:table-cell>
        </table:table-row>
        <table:table-row table:style-name="ro1">
          <table:table-cell office:value-type="string" calcext:value-type="string">
            <text:p>188 Gannet Ct</text:p>
          </table:table-cell>
          <table:table-cell table:style-name="ce1" office:value-type="string" calcext:value-type="string">
            <text:p>3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hasse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/realestateandhomes-detail/188-Gannet-Ct_Manhasset_NY_11030_M42162-10327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17%</text:p>
          </table:table-cell>
          <table:table-cell table:style-name="ce3" office:value-type="string" calcext:value-type="string">
            <text:p>7.10%</text:p>
          </table:table-cell>
          <table:table-cell office:value-type="string" calcext:value-type="string">
            <text:p>Sold higher than</text:p>
          </table:table-cell>
          <table:table-cell office:value-type="string" calcext:value-type="string">
            <text:p>Condo</text:p>
          </table:table-cell>
          <table:table-cell office:value-type="float" office:value="4216210327" calcext:value-type="float">
            <text:p>4216210327</text:p>
          </table:table-cell>
          <table:table-cell office:value-type="string" calcext:value-type="string">
            <text:p>School District: Manhasset</text:p>
          </table:table-cell>
          <table:table-cell table:style-name="ce1" office:value-type="string" calcext:value-type="string">
            <text:p>July 25, 2017</text:p>
          </table:table-cell>
          <table:table-cell table:style-name="ce1" office:value-type="string" calcext:value-type="string">
            <text:p>$1,66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81" calcext:value-type="float">
            <text:p>1981</text:p>
          </table:table-cell>
          <table:table-cell office:value-type="float" office:value="11030" calcext:value-type="float">
            <text:p>11030</text:p>
          </table:table-cell>
        </table:table-row>
        <table:table-row table:style-name="ro1">
          <table:table-cell office:value-type="string" calcext:value-type="string">
            <text:p>848 Leonard Dr</text:p>
          </table:table-cell>
          <table:table-cell table:style-name="ce1" office:value-type="string" calcext:value-type="string">
            <text:p>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st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realestateandhomes-detail/848-Leonard-Dr_Westbury_NY_11590_M33656-30933</text:p>
          </table:table-cell>
          <table:table-cell office:value-type="float" office:value="1854" calcext:value-type="float">
            <text:p>185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3.11%</text:p>
          </table:table-cell>
          <table:table-cell table:style-name="ce3" office:value-type="string" calcext:value-type="string">
            <text:p>45.16%</text:p>
          </table:table-cell>
          <table:table-cell office:value-type="string" calcext:value-type="string">
            <text:p>Sold higher than</text:p>
          </table:table-cell>
          <table:table-cell office:value-type="string" calcext:value-type="string">
            <text:p>Single family</text:p>
          </table:table-cell>
          <table:table-cell office:value-type="float" office:value="3365630933" calcext:value-type="float">
            <text:p>3365630933</text:p>
          </table:table-cell>
          <table:table-cell office:value-type="string" calcext:value-type="string">
            <text:p>School District: Westbury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45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54" calcext:value-type="float">
            <text:p>1954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string" calcext:value-type="string">
            <text:p>700 Lowell 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ondal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/realestateandhomes-detail/700-Lowell-Rd_Uniondale_NY_11553_M42451-89229</text:p>
          </table:table-cell>
          <table:table-cell office:value-type="float" office:value="1085" calcext:value-type="float">
            <text:p>1085</text:p>
          </table:table-cell>
          <table:table-cell office:value-type="float" office:value="5253" calcext:value-type="float">
            <text:p>5253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32.64%</text:p>
          </table:table-cell>
          <table:table-cell table:style-name="ce3" office:value-type="string" calcext:value-type="string">
            <text:p>9.80%</text:p>
          </table:table-cell>
          <table:table-cell office:value-type="string" calcext:value-type="string">
            <text:p>Sold higher than</text:p>
          </table:table-cell>
          <table:table-cell office:value-type="string" calcext:value-type="string">
            <text:p>Single family</text:p>
          </table:table-cell>
          <table:table-cell office:value-type="float" office:value="4245189229" calcext:value-type="float">
            <text:p>4245189229</text:p>
          </table:table-cell>
          <table:table-cell office:value-type="string" calcext:value-type="string">
            <text:p>School District: Uniondal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235,75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43" calcext:value-type="float">
            <text:p>1943</text:p>
          </table:table-cell>
          <table:table-cell office:value-type="float" office:value="11553" calcext:value-type="float">
            <text:p>11553</text:p>
          </table:table-cell>
        </table:table-row>
        <table:table-row table:style-name="ro1">
          <table:table-cell office:value-type="string" calcext:value-type="string">
            <text:p>3224 Weidner A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eansid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realestateandhomes-detail/3224-Weidner-Ave_Oceanside_NY_11572_M31363-58779</text:p>
          </table:table-cell>
          <table:table-cell office:value-type="float" office:value="1435" calcext:value-type="float">
            <text:p>14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28.57%</text:p>
          </table:table-cell>
          <table:table-cell table:style-name="ce3" office:value-type="string" calcext:value-type="string">
            <text:p>17.22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136358779" calcext:value-type="float">
            <text:p>3136358779</text:p>
          </table:table-cell>
          <table:table-cell office:value-type="string" calcext:value-type="string">
            <text:p>School District: Oceansid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372,5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52" calcext:value-type="float">
            <text:p>1952</text:p>
          </table:table-cell>
          <table:table-cell office:value-type="float" office:value="11572" calcext:value-type="float">
            <text:p>11572</text:p>
          </table:table-cell>
        </table:table-row>
        <table:table-row table:style-name="ro1">
          <table:table-cell office:value-type="string" calcext:value-type="string">
            <text:p>115 Olive D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broo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realestateandhomes-detail/115-Olive-Dr_Lynbrook_NY_11563_M42017-40289</text:p>
          </table:table-cell>
          <table:table-cell office:value-type="float" office:value="1334" calcext:value-type="float">
            <text:p>1334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11.27%</text:p>
          </table:table-cell>
          <table:table-cell table:style-name="ce3" office:value-type="string" calcext:value-type="string">
            <text:p>6.52%</text:p>
          </table:table-cell>
          <table:table-cell office:value-type="string" calcext:value-type="string">
            <text:p>Sold higher than</text:p>
          </table:table-cell>
          <table:table-cell office:value-type="string" calcext:value-type="string">
            <text:p>Single family</text:p>
          </table:table-cell>
          <table:table-cell office:value-type="float" office:value="4201740289" calcext:value-type="float">
            <text:p>4201740289</text:p>
          </table:table-cell>
          <table:table-cell office:value-type="string" calcext:value-type="string">
            <text:p>School District: Lynbrook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425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40" calcext:value-type="float">
            <text:p>1940</text:p>
          </table:table-cell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string" calcext:value-type="string">
            <text:p>17 University P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en Hea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/realestateandhomes-detail/17-University-Pl_Glen-Head_NY_11545_M37735-93801</text:p>
          </table:table-cell>
          <table:table-cell office:value-type="float" office:value="1551" calcext:value-type="float">
            <text:p>1551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<text:s/>sq ft lot</text:p>
          </table:table-cell>
          <table:table-cell office:value-type="string" calcext:value-type="string">
            <text:p>Days on market</text:p>
          </table:table-cell>
          <table:table-cell table:style-name="ce5" office:value-type="string" calcext:value-type="string">
            <text:p>78.24%</text:p>
          </table:table-cell>
          <table:table-cell table:style-name="ce3" office:value-type="string" calcext:value-type="string">
            <text:p>4.59%</text:p>
          </table:table-cell>
          <table:table-cell office:value-type="string" calcext:value-type="string">
            <text:p>Sold lower than</text:p>
          </table:table-cell>
          <table:table-cell office:value-type="string" calcext:value-type="string">
            <text:p>Single family</text:p>
          </table:table-cell>
          <table:table-cell office:value-type="float" office:value="3773593801" calcext:value-type="float">
            <text:p>3773593801</text:p>
          </table:table-cell>
          <table:table-cell office:value-type="string" calcext:value-type="string">
            <text:p>School District: North Shore</text:p>
          </table:table-cell>
          <table:table-cell table:style-name="ce1" office:value-type="string" calcext:value-type="string">
            <text:p>July 26, 2017</text:p>
          </table:table-cell>
          <table:table-cell table:style-name="ce1" office:value-type="string" calcext:value-type="string">
            <text:p>$520,0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ess expensive than</text:p>
          </table:table-cell>
          <table:table-cell office:value-type="float" office:value="1952" calcext:value-type="float">
            <text:p>1952</text:p>
          </table:table-cell>
          <table:table-cell office:value-type="float" office:value="11545" calcext:value-type="float">
            <text:p>11545</text:p>
          </table:table-cell>
        </table:table-row>
        <table:table-row table:style-name="ro1" table:number-rows-repeated="104852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6T18:08:07.281200000</dc:date>
    <meta:editing-duration>PT6M39S</meta:editing-duration>
    <meta:editing-cycles>1</meta:editing-cycles>
    <meta:document-statistic meta:table-count="1" meta:cell-count="1091" meta:object-count="0"/>
    <meta:generator>LibreOffice/5.3.4.2$MacOSX_X86_64 LibreOffice_project/f82d347ccc0be322489bf7da61d7e4ad13fe2ff3</meta:generator>
  </office:meta>
</office:document-meta>
</file>